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ff3333" fo:font-size="14pt" officeooo:rsid="000e4315" officeooo:paragraph-rsid="000e4315" style:font-size-asian="12.25pt" style:font-size-complex="14pt"/>
    </style:style>
    <style:style style:name="P2" style:family="paragraph" style:parent-style-name="Standard">
      <style:text-properties fo:color="#ff3333" fo:font-size="14pt" officeooo:rsid="000e4315" officeooo:paragraph-rsid="000fdada" style:font-size-asian="12.25pt" style:font-size-complex="14pt"/>
    </style:style>
    <style:style style:name="P3" style:family="paragraph" style:parent-style-name="Standard">
      <style:text-properties fo:color="#000000" fo:font-size="14pt" officeooo:rsid="001142c1" officeooo:paragraph-rsid="001142c1" style:font-size-asian="14pt" style:font-size-complex="14pt"/>
    </style:style>
    <style:style style:name="P4" style:family="paragraph" style:parent-style-name="Standard" style:list-style-name="WWNum1">
      <style:paragraph-properties fo:margin-top="0.494cm" fo:margin-bottom="0.494cm" style:contextual-spacing="false" style:line-height-at-least="0.508cm" fo:text-align="justify" style:justify-single-word="false" fo:background-color="#ffffff">
        <style:background-image/>
      </style:paragraph-properties>
      <style:text-properties fo:color="#000000" fo:font-size="14pt" officeooo:paragraph-rsid="00126d1f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style:line-height-at-least="0.508cm" fo:text-align="justify" style:justify-single-word="false" fo:background-color="#ffffff">
        <style:background-image/>
      </style:paragraph-properties>
      <style:text-properties fo:color="#000000" fo:font-size="14pt" officeooo:paragraph-rsid="00126d1f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officeooo:rsid="000f3a1f"/>
    </style:style>
    <style:style style:name="T3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officeooo:rsid="000f3a1f"/>
    </style:style>
    <style:style style:name="T5" style:family="text">
      <style:text-properties fo:color="#6666ff"/>
    </style:style>
    <style:style style:name="T6" style:family="text">
      <style:text-properties fo:color="#6666ff" fo:background-color="#66ffff" loext:char-shading-value="0"/>
    </style:style>
    <style:style style:name="T7" style:family="text">
      <style:text-properties fo:color="#6666ff" officeooo:rsid="000f3a1f" fo:background-color="#66ffff" loext:char-shading-value="0"/>
    </style:style>
    <style:style style:name="T8" style:family="text">
      <style:text-properties fo:color="#6666ff" officeooo:rsid="000f3a1f"/>
    </style:style>
    <style:style style:name="T9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ISTENT STORAGE</text:p>
      <text:p text:style-name="P2"><text:tab/><text:span text:style-name="T1">Persistent storage is any </text:span><text:span text:style-name="T6">data storage device</text:span><text:span text:style-name="T1"> that retains data after power to that device is shut off. It is also sometimes referred to as </text:span><text:span text:style-name="T6">non-volatile storage.</text:span></text:p>
      <text:p text:style-name="P2"><text:span text:style-name="T7">Hard disk drives</text:span><text:span text:style-name="T2"> and </text:span><text:span text:style-name="T7">solid-state drives</text:span><text:span text:style-name="T2"> are common types of persistent storage. This can be in the form of file, block or object storage. On the other hand, RAM and cache are typically non-persistent, and are erased of data when power is turned off. However, certain types such as non-volatile RAM and flash-based RAM are persistent.</text:span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inaya </meta:initial-creator>
    <meta:creation-date>2015-12-23T14:46:59.546156994</meta:creation-date>
    <dc:date>2015-12-23T17:11:32.110522082</dc:date>
    <dc:creator>Abinaya </dc:creator>
    <meta:editing-duration>PT1H29M16S</meta:editing-duration>
    <meta:editing-cycles>3</meta:editing-cycles>
    <meta:generator>LibreOffice/4.2.3.3$Linux_x86 LibreOffice_project/420m0$Build-3</meta:generator>
    <meta:document-statistic meta:table-count="0" meta:image-count="0" meta:object-count="0" meta:page-count="1" meta:paragraph-count="3" meta:word-count="85" meta:character-count="513" meta:non-whitespace-character-count="430"/>
  </office:meta>
</office:document-meta>
</file>